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style-name="gr1" draw:text-style-name="P1" svg:width="271.2mm" svg:height="115.81mm" svg:x="82.33mm" svg:y="18.06mm">
            <loext:p draw:notify-on-update-of-ranges="Arkusz1.A5:Arkusz1.A5 Arkusz1.C5:Arkusz1.C26 Arkusz1.A5:Arkusz1.A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V=Vp-a*t</text:p>
          </table:table-cell>
          <table:table-cell/>
          <table:table-cell office:value-type="string" calcext:value-type="string">
            <text:p>Vp=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=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table:formula="of:=[.$E$3]-[.$G$3]*[.$C6]"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$E$3]-[.$G$3]*[.$C7]"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$E$3]-[.$G$3]*[.$C8]" office:value-type="float" office:value="54" calcext:value-type="float">
            <text:p>5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$E$3]-[.$G$3]*[.$C9]" office:value-type="float" office:value="51" calcext:value-type="float">
            <text:p>5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[.$E$3]-[.$G$3]*[.$C10]"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formula="of:=[.$E$3]-[.$G$3]*[.$C11]"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$E$3]-[.$G$3]*[.$C12]" office:value-type="float" office:value="42" calcext:value-type="float">
            <text:p>4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$E$3]-[.$G$3]*[.$C13]" office:value-type="float" office:value="39" calcext:value-type="float">
            <text:p>3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formula="of:=[.$E$3]-[.$G$3]*[.$C14]" office:value-type="float" office:value="36" calcext:value-type="float">
            <text:p>3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formula="of:=[.$E$3]-[.$G$3]*[.$C15]" office:value-type="float" office:value="33" calcext:value-type="float">
            <text:p>3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formula="of:=[.$E$3]-[.$G$3]*[.$C16]"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$E$3]-[.$G$3]*[.$C17]" office:value-type="float" office:value="27" calcext:value-type="float">
            <text:p>2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[.$E$3]-[.$G$3]*[.$C18]" office:value-type="float" office:value="24" calcext:value-type="float">
            <text:p>2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formula="of:=[.$E$3]-[.$G$3]*[.$C19]" office:value-type="float" office:value="21" calcext:value-type="float">
            <text:p>2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[.$E$3]-[.$G$3]*[.$C20]" office:value-type="float" office:value="18" calcext:value-type="float">
            <text:p>18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formula="of:=[.$E$3]-[.$G$3]*[.$C21]"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[.$E$3]-[.$G$3]*[.$C22]"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formula="of:=[.$E$3]-[.$G$3]*[.$C23]" office:value-type="float" office:value="9" calcext:value-type="float">
            <text:p>9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formula="of:=[.$E$3]-[.$G$3]*[.$C24]"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formula="of:=[.$E$3]-[.$G$3]*[.$C25]"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formula="of:=[.$E$3]-[.$G$3]*[.$C26]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.00.0000</text:date>, <text:time style:data-style-name="N2" text:time-value="12:07:45.48103930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Kaliszewski</meta:initial-creator>
    <meta:creation-date>2016-03-03T22:31:49.760442331</meta:creation-date>
    <dc:date>2016-03-04T12:15:50.917298381</dc:date>
    <dc:creator>Jakub Kaliszewski</dc:creator>
    <meta:editing-duration>PT8M32S</meta:editing-duration>
    <meta:editing-cycles>2</meta:editing-cycles>
    <meta:generator>LibreOffice/5.0.3.2$Linux_X86_64 LibreOffice_project/00m0$Build-2</meta:generator>
    <meta:document-statistic meta:table-count="1" meta:cell-count="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121cm" svg:height="11.582cm" xlink:href=".." xlink:type="simple" chart:class="chart:scatter" chart:style-name="ch1">
        <chart:title svg:x="0.962cm" svg:y="0.393cm" chart:style-name="ch2">
          <text:p>Wykres zależności prędkości od czasu – V(t) w ruchu jednostajnie opóźnionym, w którym prędkość końcowa jest równa zero.</text:p>
        </chart:title>
        <chart:legend chart:legend-position="end" svg:x="25.592cm" svg:y="5.492cm" style:legend-expansion="high" chart:style-name="ch3"/>
        <chart:plot-area chart:style-name="ch4" table:cell-range-address="Arkusz1.A5:Arkusz1.A26 Arkusz1.C5:Arkusz1.C26" chart:data-source-has-labels="both" svg:x="1.469cm" svg:y="1.481cm" svg:width="24.05cm" svg:height="8.963cm">
          <chartooo:coordinate-region svg:x="2.09cm" svg:y="1.68cm" svg:width="23.242cm" svg:height="8.117cm"/>
          <chart:axis chart:dimension="x" chart:name="primary-x" chart:style-name="ch5" chartooo:axis-type="auto">
            <chart:title svg:x="12.881cm" svg:y="10.675cm" chart:style-name="ch6">
              <text:p>Czas (t)</text:p>
            </chart:title>
            <chart:categories table:cell-range-address="Arkusz1.A5:Arkusz1.A5"/>
          </chart:axis>
          <chart:axis chart:dimension="y" chart:name="primary-y" chart:style-name="ch5">
            <chart:title svg:x="0.367cm" svg:y="6.945cm" chart:style-name="ch7">
              <text:p>Prędkość (V)</text:p>
            </chart:title>
            <chart:grid chart:style-name="ch8" chart:class="major"/>
          </chart:axis>
          <chart:series chart:style-name="ch9" chart:values-cell-range-address="Arkusz1.A5:Arkusz1.A26" loext:label-string="v" chart:class="chart:scatter">
            <chart:domain table:cell-range-address="Arkusz1.C5:Arkusz1.C26"/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v</text:p>
              </table:table-cell>
            </table:table-row>
          </table:table-header-rows>
          <table:table-rows>
            <table:table-row>
              <table:table-cell office:value-type="string">
                <text:p>v</text:p>
                <draw:g>
                  <svg:desc>Arkusz1.A5:Arkusz1.A5</svg:desc>
                </draw:g>
              </table:table-cell>
              <table:table-cell office:value-type="float" office:value="NaN">
                <text:p>NaN</text:p>
                <draw:g>
                  <svg:desc>Arkusz1.C5:Arkusz1.C26</svg:desc>
                </draw:g>
              </table:table-cell>
              <table:table-cell office:value-type="float" office:value="NaN">
                <text:p>NaN</text:p>
                <draw:g>
                  <svg:desc>Arkusz1.A5:Arkusz1.A26</svg:desc>
                </draw:g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